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4000003D4CEDB3EC7.png" manifest:media-type="image/png"/>
  <manifest:file-entry manifest:full-path="Pictures/10000000000000D20000005CDD0465DC.png" manifest:media-type="image/png"/>
  <manifest:file-entry manifest:full-path="Pictures/1000000000000438000004381215CFE3.png" manifest:media-type="image/png"/>
  <manifest:file-entry manifest:full-path="Pictures/10000000000001C2000001C27B95964C.png" manifest:media-type="image/png"/>
  <manifest:file-entry manifest:full-path="Pictures/1000000100000200000002001556C73F.png" manifest:media-type="image/png"/>
  <manifest:file-entry manifest:full-path="Pictures/1000000000000353000002EE041A8275.png" manifest:media-type="image/png"/>
  <manifest:file-entry manifest:full-path="Pictures/1000000100000532000004E6350D367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adornments="Normal" style:font-family-generic="script" style:font-pitch="variable"/>
    <style:font-face style:name="DejaVu Sans" svg:font-family="'DejaVu Sans'" style:font-family-generic="system" style:font-pitch="variable"/>
    <style:font-face style:name="FiraCode Nerd Font" svg:font-family="'FiraCode Nerd Font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5cm" fo:min-width="1.81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1.81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5cm" fo:min-width="1.81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865cm" fo:min-width="1.818cm" loext:decorative="false"/>
      <style:paragraph-properties style:writing-mode="lr-tb"/>
    </style:style>
    <style:style style:name="gr7" style:family="graphic" style:parent-style-name="objectwithoutfill">
      <style:graphic-properties svg:stroke-color="#ff8000" draw:fill="none" loext:decorative="false"/>
    </style:style>
    <style:style style:name="gr8" style:family="graphic" style:parent-style-name="objectwithoutfill">
      <style:graphic-properties draw:fill="none" loext:decorative="false"/>
    </style:style>
    <style:style style:name="gr9" style:family="graphic">
      <style:graphic-properties style:protect="size" loext:decorative="false"/>
    </style:style>
    <style:style style:name="gr10" style:family="graphic">
      <style:graphic-properties style:writing-mode="lr-tb" loext:decorative="false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2.9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1.8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2.614cm" loext:decorative="false"/>
      <style:paragraph-properties style:writing-mode="lr-tb"/>
    </style:style>
    <style:style style:name="gr14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0.203cm" style:writing-mode="lr-tb" loext:decorative="false"/>
      <style:paragraph-properties style:writing-mode="lr-tb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0.097cm" style:writing-mode="lr-tb" loext:decorative="false"/>
      <style:paragraph-properties style:writing-mode="lr-tb"/>
    </style:style>
    <style:style style:name="gr16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0.1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7cm" loext:decorative="false"/>
      <style:paragraph-properties style:writing-mode="lr-tb"/>
    </style:style>
    <style:style style:name="gr18" style:family="graphic" style:parent-style-name="standard">
      <style:graphic-properties draw:stroke="dash" draw:stroke-dash="Long_20_Dash" svg:stroke-color="#ff0000" loext:decorative="false"/>
    </style:style>
    <style:style style:name="gr19" style:family="graphic" style:parent-style-name="objectwithoutfill">
      <style:graphic-properties draw:stroke="dash" draw:stroke-dash="Long_20_Dash" svg:stroke-color="#ff0000" draw:marker-start="" draw:marker-start-width="0.3cm" draw:marker-end="Concave" draw:marker-end-width="0.3cm" draw:fill="none" loext:decorative="false"/>
    </style:style>
    <style:style style:name="gr20" style:family="graphic" style:parent-style-name="objectwithoutfill">
      <style:graphic-properties svg:stroke-width="0.2cm" draw:marker-start="" draw:marker-start-width="0.6cm" draw:marker-end="Arrow" draw:marker-end-width="0.6cm" draw:fill="none" fo:padding-top="0.225cm" fo:padding-bottom="0.225cm" fo:padding-left="0.4cm" fo:padding-right="0.4cm" loext:decorative="false"/>
    </style:style>
    <style:style style:name="gr2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75cm" fo:min-width="2.9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19cm" loext:decorative="false"/>
      <style:paragraph-properties style:writing-mode="lr-tb"/>
    </style:style>
    <style:style style:name="gr23" style:family="graphic" style:parent-style-name="objectwithoutfill">
      <style:graphic-properties svg:stroke-width="0.2cm" draw:marker-start="Triangle" draw:marker-start-width="0.6cm" draw:marker-end="" draw:marker-end-width="0.6cm" draw:fill="none" fo:padding-top="0.225cm" fo:padding-bottom="0.225cm" fo:padding-left="0.4cm" fo:padding-right="0.4cm" loext:decorative="false"/>
    </style:style>
    <style:style style:name="gr24" style:family="graphic" style:parent-style-name="standard">
      <style:graphic-properties draw:stroke="dash" draw:stroke-dash="Long_20_Dot" svg:stroke-color="#808080" draw:fill="none" loext:fill-use-slide-background="false" draw:textarea-horizontal-align="justify" draw:textarea-vertical-align="middle" draw:auto-grow-height="false" fo:min-height="1.669cm" fo:min-width="19.694cm" style:writing-mode="lr-tb" loext:decorative="false"/>
      <style:paragraph-properties style:writing-mode="lr-tb"/>
    </style:style>
    <style:style style:name="gr25" style:family="graphic" style:parent-style-name="standard">
      <style:graphic-properties draw:stroke="dash" draw:stroke-dash="Long_20_Dot" svg:stroke-color="#808080" draw:fill="none" loext:fill-use-slide-background="false" draw:textarea-horizontal-align="justify" draw:textarea-vertical-align="middle" draw:auto-grow-height="false" fo:min-height="1.104cm" fo:min-width="1.931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3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ec9ba4" draw:fill="solid" draw:fill-color="#f7d1d5" draw:opacity="30%" draw:textarea-horizontal-align="justify" draw:textarea-vertical-align="middle" draw:auto-grow-height="false" fo:min-height="2.306cm" fo:min-width="16.56cm" draw:shadow-opacity="30%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 loext:decorative="false"/>
      <style:paragraph-properties style:writing-mode="lr-tb"/>
    </style:style>
    <style:style style:name="gr29" style:family="graphic" style:parent-style-name="standard">
      <style:graphic-properties svg:stroke-color="#ffa6a6" draw:fill="none" loext:fill-use-slide-background="false" draw:textarea-horizontal-align="justify" draw:textarea-vertical-align="middle" draw:auto-grow-height="false" fo:min-height="0.654cm" fo:min-width="4.804cm" style:writing-mode="lr-tb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svg:stroke-color="#ffa6a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>
      <style:graphic-properties svg:stroke-color="#ffa6a6" draw:fill="none" loext:fill-use-slide-background="false" draw:textarea-horizontal-align="justify" draw:textarea-vertical-align="middle" draw:auto-grow-height="false" fo:min-height="2.322cm" fo:min-width="4.622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ffa6a6" draw:fill="none" draw:fill-color="#ffffff" draw:textarea-horizontal-align="center" draw:auto-grow-height="true" draw:auto-grow-width="false" fo:min-height="0.543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ec9ba4" draw:fill="solid" draw:fill-color="#f7d1d5" draw:opacity="30%" draw:textarea-horizontal-align="justify" draw:textarea-vertical-align="middle" draw:auto-grow-height="false" fo:min-height="1.358cm" fo:min-width="16.56cm" draw:shadow-opacity="30%" loext:decorative="false"/>
    </style:style>
    <style:style style:name="gr34" style:family="graphic" style:parent-style-name="standard">
      <style:graphic-properties draw:stroke="dash" draw:stroke-dash="Long_20_Dot" svg:stroke-color="#666666" draw:fill="solid" draw:fill-color="#ffffff" loext:fill-use-slide-background="false" draw:textarea-horizontal-align="justify" draw:textarea-vertical-align="middle" draw:auto-grow-height="false" fo:min-height="3.458cm" fo:min-width="2.108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0.599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0cm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1pt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11pt" fo:font-weight="normal" style:font-weight-asian="normal" style:font-weight-complex="normal"/>
    </style:style>
    <style:style style:name="P4" style:family="paragraph">
      <style:paragraph-properties fo:margin-top="0cm" fo:margin-bottom="0.1cm" fo:line-height="100%" fo:text-align="center" loext:tab-stop-distance="0cm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fo:margin-top="0cm" fo:margin-bottom="0.1cm" fo:line-height="100%" fo:text-align="center" loext:tab-stop-distance="0cm">
        <style:tab-stops/>
      </style:paragraph-properties>
      <style:text-properties fo:font-size="11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 draw:fill-color="#ffffff"/>
      <style:text-properties fo:color="#000000" loext:opacity="100%" fo:font-size="11pt" fo:font-weight="normal" style:font-weight-asian="normal" style:font-weight-complex="normal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fo:font-size="11pt" fo:font-weight="normal" style:font-weight-asian="normal" style:font-weight-complex="normal"/>
    </style:style>
    <style:style style:name="P11" style:family="paragraph">
      <style:paragraph-properties fo:text-align="center"/>
      <style:text-properties style:font-name="FiraCode Nerd Font" fo:font-size="11pt"/>
    </style:style>
    <style:style style:name="P12" style:family="paragraph">
      <loext:graphic-properties draw:fill="none"/>
      <style:paragraph-properties fo:text-align="center" style:writing-mode="lr-tb"/>
      <style:text-properties style:font-name="FiraCode Nerd Font" fo:font-size="11pt"/>
    </style:style>
    <style:style style:name="P13" style:family="paragraph">
      <style:paragraph-properties fo:text-align="center"/>
      <style:text-properties fo:font-size="11pt"/>
    </style:style>
    <style:style style:name="P14" style:family="paragraph">
      <loext:graphic-properties draw:fill="none"/>
      <style:paragraph-properties fo:text-align="center" style:writing-mode="lr-tb"/>
      <style:text-properties fo:font-size="11pt"/>
    </style:style>
    <style:style style:name="P15" style:family="paragraph">
      <loext:graphic-properties draw:fill="none" draw:fill-color="#ffffff"/>
      <style:text-properties fo:font-size="11pt"/>
    </style:style>
    <style:style style:name="P16" style:family="paragraph">
      <loext:graphic-properties draw:fill="none" draw:fill-color="#ffffff"/>
      <style:text-properties fo:color="#ff0000" loext:opacity="100%" fo:font-size="15pt"/>
    </style:style>
    <style:style style:name="P17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font-name="FiraCode Nerd Font" fo:font-size="11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style:font-name="FiraCode Nerd Font" fo:font-size="11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f7d1d5" draw:opacity="30%"/>
      <style:paragraph-properties fo:text-align="center"/>
    </style:style>
    <style:style style:name="P2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3" style:family="paragraph">
      <loext:graphic-properties draw:fill="solid" draw:fill-color="#ffffff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24" style:family="paragraph">
      <style:paragraph-properties fo:margin-top="0.42cm" fo:margin-bottom="0.35cm" fo:text-align="start"/>
    </style:style>
    <style:style style:name="P25" style:family="paragraph">
      <loext:graphic-properties draw:fill="none" draw:fill-color="#ffffff"/>
      <style:paragraph-properties fo:margin-top="0.42cm" fo:margin-bottom="0.35cm" fo:text-align="start"/>
      <style:text-properties fo:font-size="14pt" fo:font-weight="normal" style:font-size-asian="10pt" style:font-weight-asian="normal" style:font-size-complex="10pt" style:font-weight-complex="normal"/>
    </style:style>
    <style:style style:name="T1" style:family="text">
      <style:text-properties fo:font-size="11pt" fo:font-weight="bold" style:font-weight-asian="bold" style:font-weight-complex="bold"/>
    </style:style>
    <style:style style:name="T2" style:family="text">
      <style:text-properties fo:font-size="11pt" fo:font-weight="normal" style:font-weight-asian="normal" style:font-weight-complex="normal"/>
    </style:style>
    <style:style style:name="T3" style:family="text">
      <style:text-properties fo:color="#ff0000" loext:opacity="100%" fo:font-size="11pt" fo:font-weight="bold" style:font-weight-asian="bold" style:font-weight-complex="bold"/>
    </style:style>
    <style:style style:name="T4" style:family="text">
      <style:text-properties fo:font-size="11pt" fo:font-weight="normal" style:font-size-asian="10pt" style:font-weight-asian="normal" style:font-size-complex="10pt" style:font-weight-complex="normal"/>
    </style:style>
    <style:style style:name="T5" style:family="text">
      <style:text-properties fo:color="#000000" loext:opacity="100%" fo:font-size="11pt" fo:font-weight="normal" style:font-weight-asian="normal" style:font-weight-complex="normal"/>
    </style:style>
    <style:style style:name="T6" style:family="text">
      <style:text-properties style:font-name="FiraCode Nerd Font" fo:font-size="11pt"/>
    </style:style>
    <style:style style:name="T7" style:family="text">
      <style:text-properties fo:font-size="11pt"/>
    </style:style>
    <style:style style:name="T8" style:family="text">
      <style:text-properties fo:color="#ff0000" loext:opacity="100%" fo:font-size="15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 draw:style-name="gr1">
          <draw:frame draw:style-name="gr2" draw:text-style-name="P1" draw:layer="layout" svg:width="4.5cm" svg:height="4.243cm" svg:x="1.303cm" svg:y="1.676cm">
            <draw:image xlink:href="Pictures/1000000100000532000004E6350D3677.png" xlink:type="simple" xlink:show="embed" xlink:actuate="onLoad" draw:mime-type="image/png">
              <text:p/>
            </draw:image>
          </draw:frame>
          <draw:frame draw:style-name="gr3" draw:text-style-name="P2" draw:layer="layout" svg:width="2.318cm" svg:height="1.335cm" svg:x="2.012cm" svg:y="2.262cm">
            <draw:text-box>
              <text:p><text:span text:style-name="T1">Machine A</text:span></text:p>
            </draw:text-box>
          </draw:frame>
          <draw:frame draw:style-name="gr4" draw:text-style-name="P3" draw:layer="layout" svg:width="3.197cm" svg:height="1.115cm" svg:x="4.303cm" svg:y="4.96cm">
            <draw:text-box>
              <text:p><text:span text:style-name="T2">192.16</text:span><text:span text:style-name="T2">8.1.</text:span><text:span text:style-name="T3">2</text:span></text:p>
            </draw:text-box>
          </draw:frame>
          <draw:frame draw:style-name="gr2" draw:text-style-name="P1" draw:layer="layout" svg:width="4.5cm" svg:height="4.243cm" svg:x="1.485cm" svg:y="9.676cm">
            <draw:image xlink:href="Pictures/1000000100000532000004E6350D3677.png" xlink:type="simple" xlink:show="embed" xlink:actuate="onLoad" draw:mime-type="image/png">
              <text:p/>
            </draw:image>
          </draw:frame>
          <draw:frame draw:style-name="gr3" draw:text-style-name="P2" draw:layer="layout" svg:width="2.318cm" svg:height="1.335cm" svg:x="2.194cm" svg:y="10.262cm">
            <draw:text-box>
              <text:p><text:span text:style-name="T1">Machine B</text:span></text:p>
            </draw:text-box>
          </draw:frame>
          <draw:frame draw:style-name="gr4" draw:text-style-name="P3" draw:layer="layout" svg:width="3.015cm" svg:height="1.115cm" svg:x="4.485cm" svg:y="12.96cm">
            <draw:text-box>
              <text:p><text:span text:style-name="T2">192.168.1.</text:span><text:span text:style-name="T3">3</text:span></text:p>
            </draw:text-box>
          </draw:frame>
          <draw:frame draw:style-name="gr2" draw:text-style-name="P1" xml:id="id1" draw:id="id1" draw:layer="layout" svg:width="5.421cm" svg:height="4.778cm" svg:x="11.803cm" svg:y="5.112cm">
            <draw:image xlink:href="Pictures/1000000000000353000002EE041A8275.png" xlink:type="simple" xlink:show="embed" xlink:actuate="onLoad" draw:mime-type="image/png">
              <text:p/>
            </draw:image>
          </draw:frame>
          <draw:frame draw:style-name="gr5" draw:text-style-name="P5" draw:layer="layout" svg:width="4.5cm" svg:height="1.5cm" svg:x="12.303cm" svg:y="9.476cm">
            <draw:text-box>
              <text:p text:style-name="P4"><text:span text:style-name="T4">203.0.113.1</text:span></text:p>
              <text:p text:style-name="P4"><text:span text:style-name="T4">Adresse publique</text:span></text:p>
            </draw:text-box>
          </draw:frame>
          <draw:frame draw:style-name="gr2" draw:text-style-name="P1" xml:id="id2" draw:id="id2" draw:layer="layout" svg:width="4.894cm" svg:height="4.894cm" svg:x="21.803cm" svg:y="5.054cm">
            <draw:image xlink:href="Pictures/1000000100000200000002001556C73F.png" xlink:type="simple" xlink:show="embed" xlink:actuate="onLoad" draw:mime-type="image/png">
              <text:p/>
            </draw:image>
          </draw:frame>
          <draw:frame draw:style-name="gr6" draw:text-style-name="P6" draw:layer="layout" svg:width="4.5cm" svg:height="1.115cm" svg:x="22cm" svg:y="9.942cm">
            <draw:text-box>
              <text:p><text:span text:style-name="T5">198.51.100</text:span><text:span text:style-name="T5">.1</text:span></text:p>
            </draw:text-box>
          </draw:frame>
          <draw:connector draw:style-name="gr7" draw:text-style-name="P7" draw:layer="layout" draw:type="line" svg:x1="17.224cm" svg:y1="7.501cm" svg:x2="21.803cm" svg:y2="7.501cm" draw:start-shape="id1" draw:start-glue-point="1" draw:end-shape="id2" draw:end-glue-point="3" svg:d="M17224 7501h4579" svg:viewBox="0 0 4580 1">
            <text:p/>
          </draw:connector>
          <draw:connector draw:style-name="gr8" draw:text-style-name="P7" draw:layer="layout" draw:type="curve" svg:x1="6.621cm" svg:y1="3.875cm" svg:x2="11.803cm" svg:y2="7.797cm" svg:d="M6621 3875c3886 0 1296 3922 5182 3922" svg:viewBox="0 0 5183 3923">
            <text:p/>
          </draw:connector>
          <draw:connector draw:style-name="gr8" draw:text-style-name="P7" draw:layer="layout" draw:type="curve" svg:x1="6.803cm" svg:y1="11.875cm" svg:x2="11.803cm" svg:y2="7.797cm" svg:d="M6803 11875c3750 0 1250-4078 5000-4078" svg:viewBox="0 0 5001 4079">
            <text:p/>
          </draw:connector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g draw:style-name="gr10">
          <draw:frame draw:style-name="gr2" draw:text-style-name="P1" draw:layer="layout" svg:width="4.5cm" svg:height="4.243cm" svg:x="1.342cm" svg:y="0.993cm">
            <draw:image xlink:href="Pictures/1000000100000532000004E6350D3677.png" xlink:type="simple" xlink:show="embed" xlink:actuate="onLoad" draw:mime-type="image/png">
              <text:p/>
            </draw:image>
          </draw:frame>
          <draw:frame draw:style-name="gr3" draw:text-style-name="P2" draw:layer="layout" svg:width="2.318cm" svg:height="1.335cm" svg:x="2.051cm" svg:y="1.579cm">
            <draw:text-box>
              <text:p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 </text:span><text:span text:style-name="T1">A</text:span></text:p>
            </draw:text-box>
          </draw:frame>
          <draw:frame draw:style-name="gr4" draw:text-style-name="P2" draw:layer="layout" svg:width="3cm" svg:height="1.115cm" svg:x="4.342cm" svg:y="4.277cm">
            <draw:text-box>
              <text:p><text:span text:style-name="T2">1</text:span><text:span text:style-name="T2">9</text:span><text:span text:style-name="T2">2</text:span><text:span text:style-name="T2">.1</text:span><text:span text:style-name="T2">6</text:span><text:span text:style-name="T2">8</text:span><text:span text:style-name="T2">.1</text:span><text:span text:style-name="T2">.</text:span><text:span text:style-name="T3">2</text:span></text:p>
            </draw:text-box>
          </draw:frame>
          <draw:g draw:style-name="gr1">
            <draw:frame draw:style-name="gr2" draw:text-style-name="P1" xml:id="id3" draw:id="id3" draw:layer="layout" svg:width="5.421cm" svg:height="4.778cm" svg:x="11.329cm" svg:y="0.725cm">
              <draw:image xlink:href="Pictures/1000000000000353000002EE041A8275.png" xlink:type="simple" xlink:show="embed" xlink:actuate="onLoad" draw:mime-type="image/png">
                <text:p/>
              </draw:image>
            </draw:frame>
            <draw:frame draw:style-name="gr5" draw:text-style-name="P5" draw:layer="layout" svg:width="4.5cm" svg:height="1.5cm" svg:x="11.829cm" svg:y="5.129cm">
              <draw:text-box>
                <text:p text:style-name="P4"><text:span text:style-name="T4">2</text:span><text:span text:style-name="T4">0</text:span><text:span text:style-name="T4">3</text:span><text:span text:style-name="T4">.</text:span><text:span text:style-name="T4">0</text:span><text:span text:style-name="T4">.1</text:span><text:span text:style-name="T4">1</text:span><text:span text:style-name="T4">3</text:span><text:span text:style-name="T4">.1</text:span></text:p>
                <text:p text:style-name="P4"><text:span text:style-name="T4">A</text:span><text:span text:style-name="T4">d</text:span><text:span text:style-name="T4">r</text:span><text:span text:style-name="T4">e</text:span><text:span text:style-name="T4">s</text:span><text:span text:style-name="T4">s</text:span><text:span text:style-name="T4">e </text:span><text:span text:style-name="T4">p</text:span><text:span text:style-name="T4">u</text:span><text:span text:style-name="T4">b</text:span><text:span text:style-name="T4">li</text:span><text:span text:style-name="T4">q</text:span><text:span text:style-name="T4">u</text:span><text:span text:style-name="T4">e</text:span></text:p>
              </draw:text-box>
            </draw:frame>
          </draw:g>
          <draw:frame draw:style-name="gr2" draw:text-style-name="P1" xml:id="id4" draw:id="id4" draw:layer="layout" svg:width="4.894cm" svg:height="4.894cm" svg:x="21.842cm" svg:y="0.667cm">
            <draw:image xlink:href="Pictures/1000000100000200000002001556C73F.png" xlink:type="simple" xlink:show="embed" xlink:actuate="onLoad" draw:mime-type="image/png">
              <text:p/>
            </draw:image>
          </draw:frame>
          <draw:frame draw:style-name="gr6" draw:text-style-name="P10" draw:layer="layout" svg:width="5cm" svg:height="1.115cm" svg:x="21.842cm" svg:y="5.522cm">
            <draw:text-box>
              <text:p text:style-name="P9"><text:span text:style-name="T5">198.51.100.</text:span><text:span text:style-name="T5">1</text:span></text:p>
            </draw:text-box>
          </draw:frame>
          <draw:connector draw:style-name="gr7" draw:text-style-name="P7" draw:layer="layout" draw:type="line" svg:x1="16.75cm" svg:y1="3.114cm" svg:x2="21.842cm" svg:y2="3.114cm" draw:start-shape="id3" draw:start-glue-point="1" draw:end-shape="id4" draw:end-glue-point="3" svg:d="M16750 3114h5092" svg:viewBox="0 0 5093 1">
            <text:p/>
          </draw:connector>
          <draw:connector draw:style-name="gr8" draw:text-style-name="P1" draw:layer="layout" draw:type="line" svg:x1="6.66cm" svg:y1="3.114cm" svg:x2="11.329cm" svg:y2="3.114cm" draw:end-shape="id3" draw:end-glue-point="3" svg:d="M6660 3114h4669" svg:viewBox="0 0 4670 1">
            <text:p/>
          </draw:connector>
          <draw:custom-shape draw:style-name="gr11" draw:text-style-name="P12" xml:id="id5" draw:id="id5" draw:layer="layout" svg:width="3.5cm" svg:height="1cm" svg:x="2.342cm" svg:y="8.201cm">
            <text:p text:style-name="P11"><text:span text:style-name="T6">192.168.1.2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5cm" svg:height="1cm" svg:x="5.842cm" svg:y="8.201cm">
            <text:p text:style-name="P13"><text:span text:style-name="T7">198.51.100.1</text:span></text:p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2.41cm" svg:height="0.793cm" svg:x="2.342cm" svg:y="7.463cm">
            <draw:text-box>
              <text:p><text:span text:style-name="T7">IP Source</text:span></text:p>
            </draw:text-box>
          </draw:frame>
          <draw:frame draw:style-name="gr13" draw:text-style-name="P15" draw:layer="layout" svg:width="3.214cm" svg:height="0.793cm" svg:x="5.842cm" svg:y="7.463cm">
            <draw:text-box>
              <text:p><text:span text:style-name="T7">IP </text:span><text:span text:style-name="T7">Destination</text:span></text:p>
            </draw:text-box>
          </draw:frame>
          <draw:custom-shape draw:style-name="gr14" draw:text-style-name="P14" draw:layer="layout" svg:width="0.803cm" svg:height="1cm" svg:x="1.539cm" svg:y="8.201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697cm" svg:height="1cm" svg:x="9.342cm" svg:y="8.201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xml:id="id7" draw:id="id7" draw:layer="layout" svg:width="3.5cm" svg:height="1cm" svg:x="18.736cm" svg:y="8.201cm">
            <text:p text:style-name="P11"><text:span text:style-name="T6">203.0.113.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5cm" svg:height="1cm" svg:x="22.236cm" svg:y="8.201cm">
            <text:p text:style-name="P13"><text:span text:style-name="T7">198.51.100.1</text:span></text:p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2.41cm" svg:height="0.793cm" svg:x="18.736cm" svg:y="7.463cm">
            <draw:text-box>
              <text:p><text:span text:style-name="T7">IP Source</text:span></text:p>
            </draw:text-box>
          </draw:frame>
          <draw:frame draw:style-name="gr13" draw:text-style-name="P15" draw:layer="layout" svg:width="3.214cm" svg:height="0.793cm" svg:x="22.236cm" svg:y="7.463cm">
            <draw:text-box>
              <text:p><text:span text:style-name="T7">IP </text:span><text:span text:style-name="T7">Destination</text:span></text:p>
            </draw:text-box>
          </draw:frame>
          <draw:custom-shape draw:style-name="gr15" draw:text-style-name="P14" draw:layer="layout" svg:width="0.697cm" svg:height="1cm" svg:x="18.039cm" svg:y="8.201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4" draw:layer="layout" svg:width="0.7cm" svg:height="1cm" svg:x="25.736cm" svg:y="8.201cm">
            <text:p text:style-name="P13"><text:span text:style-name="T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16" xml:id="id6" draw:id="id6" draw:layer="layout" svg:width="1.77cm" svg:height="0.988cm" svg:x="16.23cm" svg:y="10.127cm">
            <draw:text-box>
              <text:p><text:span text:style-name="T8">NAT</text:span></text:p>
            </draw:text-box>
          </draw:frame>
          <draw:connector draw:style-name="gr18" draw:text-style-name="P9" draw:layer="layout" svg:x1="4.092cm" svg:y1="9.201cm" svg:x2="16.23cm" svg:y2="10.621cm" draw:start-shape="id5" draw:start-glue-point="2" draw:end-shape="id6" draw:end-glue-point="3" svg:d="M4092 9201v1420h12138" svg:viewBox="0 0 12139 1421">
            <text:p/>
          </draw:connector>
          <draw:connector draw:style-name="gr19" draw:text-style-name="P1" draw:layer="layout" svg:x1="18cm" svg:y1="10.621cm" svg:x2="20.486cm" svg:y2="9.201cm" draw:start-shape="id6" draw:start-glue-point="1" draw:end-shape="id7" draw:end-glue-point="2" svg:d="M18000 10621h2486v-1420" svg:viewBox="0 0 2487 1421">
            <text:p/>
          </draw:connector>
          <draw:connector draw:style-name="gr20" draw:text-style-name="P7" draw:layer="layout" draw:type="line" svg:x1="10.058cm" svg:y1="8.715cm" svg:x2="11.326cm" svg:y2="8.713cm" svg:d="M10058 8715l1268-2" svg:viewBox="0 0 1269 3">
            <text:p/>
          </draw:connector>
          <draw:custom-shape draw:style-name="gr21" draw:text-style-name="P18" draw:layer="layout" svg:width="3.5cm" svg:height="1cm" svg:x="2.342cm" svg:y="14.084cm">
            <text:p text:style-name="P17"><text:span text:style-name="T6">198.51.100.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5cm" svg:height="1cm" svg:x="5.842cm" svg:y="14.084cm">
            <text:p text:style-name="P13"><text:span text:style-name="T7">192.168.1.2</text:span></text:p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2.41cm" svg:height="0.793cm" svg:x="2.342cm" svg:y="13.346cm">
            <draw:text-box>
              <text:p><text:span text:style-name="T7">IP </text:span><text:span text:style-name="T7">Source</text:span></text:p>
            </draw:text-box>
          </draw:frame>
          <draw:frame draw:style-name="gr13" draw:text-style-name="P15" xml:id="id9" draw:id="id9" draw:layer="layout" svg:width="3.214cm" svg:height="0.793cm" svg:x="5.842cm" svg:y="13.346cm">
            <draw:text-box>
              <text:p><text:span text:style-name="T7">IP </text:span><text:span text:style-name="T7">Destin</text:span><text:span text:style-name="T7">ation</text:span></text:p>
            </draw:text-box>
          </draw:frame>
          <draw:custom-shape draw:style-name="gr14" draw:text-style-name="P14" draw:layer="layout" svg:width="0.803cm" svg:height="1cm" svg:x="1.539cm" svg:y="14.084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697cm" svg:height="1cm" svg:x="9.342cm" svg:y="14.084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3.5cm" svg:height="1cm" svg:x="18.736cm" svg:y="14.084cm">
            <text:p text:style-name="P11"><text:span text:style-name="T6">198.51.100.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5cm" svg:height="1cm" svg:x="22.236cm" svg:y="14.084cm">
            <text:p text:style-name="P13"><text:span text:style-name="T7">203.0.113.1</text:span></text:p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2.41cm" svg:height="0.793cm" svg:x="18.736cm" svg:y="13.346cm">
            <draw:text-box>
              <text:p><text:span text:style-name="T7">IP Source</text:span></text:p>
            </draw:text-box>
          </draw:frame>
          <draw:frame draw:style-name="gr13" draw:text-style-name="P15" xml:id="id10" draw:id="id10" draw:layer="layout" svg:width="3.214cm" svg:height="0.793cm" svg:x="22.236cm" svg:y="13.346cm">
            <draw:text-box>
              <text:p><text:span text:style-name="T7">IP Destination</text:span></text:p>
            </draw:text-box>
          </draw:frame>
          <draw:custom-shape draw:style-name="gr15" draw:text-style-name="P14" draw:layer="layout" svg:width="0.697cm" svg:height="1cm" svg:x="18.039cm" svg:y="14.084cm">
            <text:p text:style-name="P13"><text:span text:style-name="T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7cm" svg:height="1cm" svg:x="25.736cm" svg:y="14.084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frame draw:style-name="gr22" draw:text-style-name="P16" xml:id="id8" draw:id="id8" draw:layer="layout" svg:width="2.719cm" svg:height="0.988cm" svg:x="10.342cm" svg:y="11.188cm">
            <draw:text-box>
              <text:p><text:span text:style-name="T8">Réponse</text:span></text:p>
            </draw:text-box>
          </draw:frame>
          <draw:connector draw:style-name="gr19" draw:text-style-name="P7" draw:layer="layout" svg:x1="10.342cm" svg:y1="11.682cm" svg:x2="7.449cm" svg:y2="13.346cm" draw:start-shape="id8" draw:start-glue-point="3" draw:end-shape="id9" draw:end-glue-point="0" svg:d="M10342 11682h-2893v1664" svg:viewBox="0 0 2894 1665">
            <text:p/>
          </draw:connector>
          <draw:connector draw:style-name="gr18" draw:layer="layout" svg:x1="23.843cm" svg:y1="13.346cm" svg:x2="13.061cm" svg:y2="11.682cm" draw:start-shape="id10" draw:start-glue-point="0" draw:end-shape="id8" draw:end-glue-point="1" svg:d="M23843 13346v-1664h-10782" svg:viewBox="0 0 10783 1665">
            <text:p/>
          </draw:connector>
          <draw:connector draw:style-name="gr20" draw:text-style-name="P7" draw:layer="layout" draw:type="line" svg:x1="26.458cm" svg:y1="8.701cm" svg:x2="27.726cm" svg:y2="8.699cm" svg:d="M26458 8701l1268-2" svg:viewBox="0 0 1269 3">
            <text:p/>
          </draw:connector>
          <draw:connector draw:style-name="gr23" draw:text-style-name="P7" draw:layer="layout" draw:type="line" svg:x1="16.768cm" svg:y1="14.601cm" svg:x2="18.036cm" svg:y2="14.599cm" svg:d="M16768 14601l1268-2" svg:viewBox="0 0 1269 3">
            <text:p/>
          </draw:connector>
          <draw:connector draw:style-name="gr23" draw:text-style-name="P7" draw:layer="layout" draw:type="line" svg:x1="0.274cm" svg:y1="14.601cm" svg:x2="1.542cm" svg:y2="14.599cm" svg:d="M274 14601l1268-2" svg:viewBox="0 0 1269 3">
            <text:p/>
          </draw:connector>
        </draw:g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custom-shape draw:style-name="gr24" draw:text-style-name="P19" draw:layer="layout" svg:width="20.5cm" svg:height="2.125cm" svg:x="6.088cm" svg:y="9.275cm">
          <text:p text:style-name="P9">Noyau Linu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2.677cm" svg:height="1.5cm" svg:x="7.411cm" svg:y="9.587cm">
          <text:p text:style-name="P9">Module</text:p>
          <text:p text:style-name="P9">KV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0" draw:layer="layout" svg:width="3.675cm" svg:height="0.793cm" svg:x="1.413cm" svg:y="9.941cm">
          <draw:text-box>
            <text:p>Espace Noyau</text:p>
          </draw:text-box>
        </draw:frame>
        <draw:g draw:style-name="gr1">
          <draw:frame draw:style-name="gr2" draw:text-style-name="P1" draw:layer="layout" svg:width="2.5cm" svg:height="2.5cm" svg:x="6.188cm" svg:y="12.5cm">
            <draw:image xlink:href="Pictures/10000000000001C2000001C27B95964C.png" xlink:type="simple" xlink:show="embed" xlink:actuate="onLoad" draw:mime-type="image/png">
              <text:p/>
            </draw:image>
          </draw:frame>
          <draw:frame draw:style-name="gr2" draw:text-style-name="P1" draw:layer="layout" svg:width="2.906cm" svg:height="1.273cm" svg:x="10.835cm" svg:y="13.114cm">
            <draw:image xlink:href="Pictures/10000000000000D20000005CDD0465DC.png" xlink:type="simple" xlink:show="embed" xlink:actuate="onLoad" draw:mime-type="image/png">
              <text:p/>
            </draw:image>
          </draw:frame>
          <draw:frame draw:style-name="gr2" draw:text-style-name="P1" draw:layer="layout" svg:width="2.5cm" svg:height="2.5cm" svg:x="15.888cm" svg:y="12.5cm">
            <draw:image xlink:href="Pictures/10000000000003D4000003D4CEDB3EC7.png" xlink:type="simple" xlink:show="embed" xlink:actuate="onLoad" draw:mime-type="image/png">
              <text:p/>
            </draw:image>
          </draw:frame>
          <draw:frame draw:style-name="gr2" draw:text-style-name="P1" draw:layer="layout" svg:width="3cm" svg:height="3cm" svg:x="20.488cm" svg:y="12.25cm">
            <draw:image xlink:href="Pictures/1000000000000438000004381215CFE3.png" xlink:type="simple" xlink:show="embed" xlink:actuate="onLoad" draw:mime-type="image/png">
              <text:p/>
            </draw:image>
          </draw:frame>
        </draw:g>
        <draw:custom-shape draw:style-name="gr27" draw:text-style-name="P21" draw:layer="layout" svg:width="23.5cm" svg:height="3.5cm" svg:x="3.088cm" svg:y="12cm">
          <text:p/>
          <draw:enhanced-geometry svg:viewBox="0 0 21600 21600" draw:glue-points="?f6 0 10800 ?f8 ?f11 10800 ?f9 21600 10800 ?f10 ?f5 10800" draw:text-areas="?f3 ?f3 ?f4 ?f4" draw:type="parallelogram" draw:modifiers="2793.466977762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8" draw:text-style-name="P20" draw:layer="layout" svg:width="4.912cm" svg:height="1.191cm" svg:x="3.588cm" svg:y="14.563cm">
          <draw:text-box>
            <text:p>Matériel physique</text:p>
          </draw:text-box>
        </draw:frame>
        <draw:custom-shape draw:style-name="gr29" draw:text-style-name="P19" draw:layer="layout" svg:width="5.5cm" svg:height="1cm" svg:x="12.088cm" svg:y="1.5cm">
          <text:p text:style-name="P9">Applic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5.5cm" svg:height="1cm" svg:x="12.088cm" svg:y="2.821cm">
          <text:p text:style-name="P9">Binaires &amp; Librair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5.5cm" svg:height="1cm" svg:x="12.088cm" svg:y="4.142cm">
          <text:p text:style-name="P9">OS Invit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0" draw:layer="layout" svg:width="4.512cm" svg:height="1.191cm" svg:x="3.988cm" svg:y="7.746cm">
          <draw:text-box>
            <text:p>Espace utilisateur</text:p>
          </draw:text-box>
        </draw:frame>
        <draw:g draw:style-name="gr1">
          <draw:frame draw:style-name="gr30" draw:text-style-name="P1" draw:layer="layout" svg:width="1cm" svg:height="1cm" svg:x="12.568cm" svg:y="7.163cm">
            <draw:image xlink:href="Pictures/10000000000001C2000001C27B95964C.png" xlink:type="simple" xlink:show="embed" xlink:actuate="onLoad" draw:mime-type="image/png">
              <text:p/>
            </draw:image>
          </draw:frame>
          <draw:frame draw:style-name="gr30" draw:text-style-name="P1" draw:layer="layout" svg:width="1.163cm" svg:height="0.509cm" svg:x="13.627cm" svg:y="7.409cm">
            <draw:image xlink:href="Pictures/10000000000000D20000005CDD0465DC.png" xlink:type="simple" xlink:show="embed" xlink:actuate="onLoad" draw:mime-type="image/png">
              <text:p/>
            </draw:image>
          </draw:frame>
          <draw:frame draw:style-name="gr30" draw:text-style-name="P1" draw:layer="layout" svg:width="1cm" svg:height="1cm" svg:x="14.848cm" svg:y="7.163cm">
            <draw:image xlink:href="Pictures/10000000000003D4000003D4CEDB3EC7.png" xlink:type="simple" xlink:show="embed" xlink:actuate="onLoad" draw:mime-type="image/png">
              <text:p/>
            </draw:image>
          </draw:frame>
          <draw:frame draw:style-name="gr30" draw:text-style-name="P1" draw:layer="layout" svg:width="1.2cm" svg:height="1.2cm" svg:x="15.888cm" svg:y="7.063cm">
            <draw:image xlink:href="Pictures/1000000000000438000004381215CFE3.png" xlink:type="simple" xlink:show="embed" xlink:actuate="onLoad" draw:mime-type="image/png">
              <text:p/>
            </draw:image>
          </draw:frame>
        </draw:g>
        <draw:custom-shape draw:style-name="gr31" draw:text-style-name="P19" draw:layer="layout" svg:width="5.5cm" svg:height="2.85cm" svg:x="12.088cm" svg:y="5.5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0" draw:layer="layout" svg:width="5.5cm" svg:height="0.793cm" svg:x="12.088cm" svg:y="5.608cm">
          <draw:text-box>
            <text:p>QEMU</text:p>
          </draw:text-box>
        </draw:frame>
        <draw:custom-shape draw:style-name="gr29" draw:text-style-name="P19" draw:layer="layout" svg:width="5.5cm" svg:height="1cm" svg:x="18.088cm" svg:y="1.5cm">
          <text:p text:style-name="P9">Applic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5.5cm" svg:height="1cm" svg:x="18.088cm" svg:y="2.821cm">
          <text:p text:style-name="P9">Binaires &amp; Librair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5.5cm" svg:height="1cm" svg:x="18.088cm" svg:y="4.142cm">
          <text:p text:style-name="P9">OS Invité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">
          <draw:frame draw:style-name="gr30" draw:text-style-name="P1" draw:layer="layout" svg:width="1cm" svg:height="1cm" svg:x="18.568cm" svg:y="7.163cm">
            <draw:image xlink:href="Pictures/10000000000001C2000001C27B95964C.png" xlink:type="simple" xlink:show="embed" xlink:actuate="onLoad" draw:mime-type="image/png">
              <text:p/>
            </draw:image>
          </draw:frame>
          <draw:frame draw:style-name="gr30" draw:text-style-name="P1" draw:layer="layout" svg:width="1.163cm" svg:height="0.509cm" svg:x="19.627cm" svg:y="7.409cm">
            <draw:image xlink:href="Pictures/10000000000000D20000005CDD0465DC.png" xlink:type="simple" xlink:show="embed" xlink:actuate="onLoad" draw:mime-type="image/png">
              <text:p/>
            </draw:image>
          </draw:frame>
          <draw:frame draw:style-name="gr30" draw:text-style-name="P1" draw:layer="layout" svg:width="1cm" svg:height="1cm" svg:x="20.848cm" svg:y="7.163cm">
            <draw:image xlink:href="Pictures/10000000000003D4000003D4CEDB3EC7.png" xlink:type="simple" xlink:show="embed" xlink:actuate="onLoad" draw:mime-type="image/png">
              <text:p/>
            </draw:image>
          </draw:frame>
          <draw:frame draw:style-name="gr30" draw:text-style-name="P1" draw:layer="layout" svg:width="1.2cm" svg:height="1.2cm" svg:x="21.888cm" svg:y="7.063cm">
            <draw:image xlink:href="Pictures/1000000000000438000004381215CFE3.png" xlink:type="simple" xlink:show="embed" xlink:actuate="onLoad" draw:mime-type="image/png">
              <text:p/>
            </draw:image>
          </draw:frame>
        </draw:g>
        <draw:custom-shape draw:style-name="gr33" draw:text-style-name="P21" draw:layer="layout" svg:width="23.5cm" svg:height="2.2cm" svg:x="3.088cm" svg:y="6.5cm">
          <text:p/>
          <draw:enhanced-geometry svg:viewBox="0 0 21600 21600" draw:glue-points="?f6 0 10800 ?f8 ?f11 10800 ?f9 21600 10800 ?f10 ?f5 10800" draw:text-areas="?f3 ?f3 ?f4 ?f4" draw:type="parallelogram" draw:modifiers="2793.466977762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19" draw:layer="layout" svg:width="5.5cm" svg:height="2.85cm" svg:x="18.088cm" svg:y="5.5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0" draw:layer="layout" svg:width="5.5cm" svg:height="0.793cm" svg:x="18.088cm" svg:y="5.608cm">
          <draw:text-box>
            <text:p>QEMU</text:p>
          </draw:text-box>
        </draw:frame>
        <draw:custom-shape draw:style-name="gr34" draw:text-style-name="P23" draw:layer="layout" svg:width="3cm" svg:height="4cm" svg:x="6.088cm" svg:y="3.1cm">
          <text:p text:style-name="P22"><text:span text:style-name="T9">Processus</text:span></text:p>
          <text:p text:style-name="P22"><text:span text:style-name="T9">En</text:span></text:p>
          <text:p text:style-name="P22"><text:span text:style-name="T9">Espace</text:span></text:p>
          <text:p text:style-name="P22"><text:span text:style-name="T9">Utilis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3cm" svg:height="4cm" svg:x="8.588cm" svg:y="4cm">
          <text:p text:style-name="P22"><text:span text:style-name="T9">Processus</text:span></text:p>
          <text:p text:style-name="P22"><text:span text:style-name="T9">En</text:span></text:p>
          <text:p text:style-name="P22"><text:span text:style-name="T9">Espace</text:span></text:p>
          <text:p text:style-name="P22"><text:span text:style-name="T9">Utilis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" draw:layer="layout" svg:width="1.199cm" svg:height="0.793cm" svg:x="14.22cm" svg:y="0.54cm">
          <draw:text-box>
            <text:p><text:span text:style-name="T2">VM</text:span></text:p>
          </draw:text-box>
        </draw:frame>
        <draw:frame draw:style-name="gr35" draw:text-style-name="P3" draw:layer="layout" svg:width="1.199cm" svg:height="0.793cm" svg:x="20.22cm" svg:y="0.465cm">
          <draw:text-box>
            <text:p><text:span text:style-name="T2">VM</text:span></text:p>
          </draw:text-box>
        </draw:frame>
        <draw:frame draw:style-name="gr36" draw:text-style-name="P25" draw:layer="layout" svg:width="6.199cm" svg:height="0.941cm" svg:x="0.5cm" svg:y="0.5cm">
          <draw:text-box>
            <text:p text:style-name="P24"><text:span text:style-name="T10">Qu'est-</text:span><text:span text:style-name="T10">ce que </text:span><text:span text:style-name="T10">KVM 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adornments="Normal" style:font-family-generic="script" style:font-pitch="variable"/>
    <style:font-face style:name="DejaVu Sans" svg:font-family="'DejaVu Sans'" style:font-family-generic="system" style:font-pitch="variable"/>
    <style:font-face style:name="FiraCode Nerd Font" svg:font-family="'FiraCode Nerd Font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Concave" svg:viewBox="0 0 1131 1580" svg:d="M1013 1491l118 89-567-1580-564 1580 114-85 136-68 148-46 161-17 161 13 153 46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true" fo:padding-top="0.125cm" fo:padding-bottom="0.125cm" fo:padding-left="0.3cm" fo:padding-right="0.3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Normal" style:font-family-generic="script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2:52:04.796828032</meta:creation-date>
    <dc:date>2024-07-25T12:03:49.449213921</dc:date>
    <meta:editing-duration>PT11H27M11S</meta:editing-duration>
    <meta:editing-cycles>12</meta:editing-cycles>
    <meta:generator>LibreOffice/24.2.5.2$Linux_X86_64 LibreOffice_project/d6e8b0f3fc6e8af2b00cf4969fd0d2fa45b9a62e</meta:generator>
    <meta:document-statistic meta:object-count="123"/>
  </office:meta>
</office:document-meta>
</file>